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style:writing-mode="lr-tb"/>
    </style:style>
    <style:style style:name="P3" style:family="paragraph" style:parent-style-name="Preformatted_20_Text">
      <style:paragraph-properties fo:margin-top="0in" fo:margin-bottom="0.1965in" style:contextual-spacing="false" style:writing-mode="lr-tb"/>
    </style:style>
    <style:style style:name="P4" style:family="paragraph" style:parent-style-name="Preformatted_20_Text">
      <style:paragraph-properties style:writing-mode="lr-tb"/>
      <style:text-properties officeooo:paragraph-rsid="00281b2c"/>
    </style:style>
    <style:style style:name="P5" style:family="paragraph" style:parent-style-name="Preformatted_20_Text" style:list-style-name="L2">
      <style:paragraph-properties fo:margin-left="0in" fo:margin-right="0in" fo:text-indent="0in" style:auto-text-indent="false" style:writing-mode="lr-tb"/>
    </style:style>
    <style:style style:name="P6" style:family="paragraph" style:parent-style-name="Preformatted_20_Text" style:list-style-name="L2">
      <style:paragraph-properties fo:margin-left="0in" fo:margin-right="0in" fo:margin-top="0in" fo:margin-bottom="0.1965in" style:contextual-spacing="false" fo:text-indent="0in" style:auto-text-indent="false" style:writing-mode="lr-tb"/>
    </style:style>
    <style:style style:name="P7" style:family="paragraph" style:parent-style-name="Preformatted_20_Text" style:list-style-name="L2">
      <style:paragraph-properties style:writing-mode="lr-tb"/>
    </style:style>
    <style:style style:name="P8" style:family="paragraph" style:parent-style-name="Preformatted_20_Text" style:list-style-name="L2">
      <style:paragraph-properties fo:margin-top="0in" fo:margin-bottom="0.1965in" style:contextual-spacing="false" style:writing-mode="lr-tb"/>
    </style:style>
    <style:style style:name="P9" style:family="paragraph" style:parent-style-name="Preformatted_20_Text" style:list-style-name="L4">
      <style:paragraph-properties fo:margin-left="0in" fo:margin-right="0in" fo:text-indent="0in" style:auto-text-indent="false" style:writing-mode="lr-tb"/>
    </style:style>
    <style:style style:name="P10" style:family="paragraph" style:parent-style-name="Preformatted_20_Text" style:list-style-name="L4">
      <style:paragraph-properties fo:margin-left="0in" fo:margin-right="0in" fo:margin-top="0in" fo:margin-bottom="0.1965in" style:contextual-spacing="false" fo:text-indent="0in" style:auto-text-indent="false" style:writing-mode="lr-tb"/>
    </style:style>
    <style:style style:name="P11" style:family="paragraph" style:parent-style-name="Preformatted_20_Text" style:list-style-name="L4">
      <style:paragraph-properties style:writing-mode="lr-tb"/>
    </style:style>
    <style:style style:name="P12" style:family="paragraph" style:parent-style-name="Preformatted_20_Text" style:list-style-name="L4">
      <style:paragraph-properties fo:margin-top="0in" fo:margin-bottom="0.1965in" style:contextual-spacing="false" style:writing-mode="lr-tb"/>
    </style:style>
    <style:style style:name="P13" style:family="paragraph" style:parent-style-name="Preformatted_20_Text" style:list-style-name="L6"/>
    <style:style style:name="P14" style:family="paragraph" style:parent-style-name="Preformatted_20_Text" style:list-style-name="L6">
      <style:paragraph-properties fo:margin-left="0in" fo:margin-right="0in" fo:text-indent="0in" style:auto-text-indent="false" style:writing-mode="lr-tb"/>
    </style:style>
    <style:style style:name="P15" style:family="paragraph" style:parent-style-name="Preformatted_20_Text" style:list-style-name="L6">
      <style:paragraph-properties fo:margin-left="0in" fo:margin-right="0in" fo:margin-top="0in" fo:margin-bottom="0.1965in" style:contextual-spacing="false" fo:text-indent="0in" style:auto-text-indent="false" style:writing-mode="lr-tb"/>
    </style:style>
    <style:style style:name="P16" style:family="paragraph" style:parent-style-name="Preformatted_20_Text" style:list-style-name="L6">
      <style:paragraph-properties style:writing-mode="lr-tb"/>
    </style:style>
    <style:style style:name="P17" style:family="paragraph" style:parent-style-name="Preformatted_20_Text" style:list-style-name="L6">
      <style:paragraph-properties fo:margin-top="0in" fo:margin-bottom="0.1965in" style:contextual-spacing="false" style:writing-mode="lr-tb"/>
    </style:style>
    <style:style style:name="P18" style:family="paragraph" style:parent-style-name="Preformatted_20_Text">
      <style:paragraph-properties fo:margin-left="0in" fo:margin-right="0in" fo:text-indent="0in" style:auto-text-indent="false" style:writing-mode="lr-tb"/>
    </style:style>
    <style:style style:name="P19"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0" style:family="paragraph" style:parent-style-name="Preformatted_20_Text">
      <style:paragraph-properties style:writing-mode="lr-tb"/>
    </style:style>
    <style:style style:name="P21" style:family="paragraph" style:parent-style-name="Preformatted_20_Text">
      <style:paragraph-properties fo:margin-top="0in" fo:margin-bottom="0.1965in" style:contextual-spacing="false" style:writing-mode="lr-tb"/>
    </style:style>
    <style:style style:name="P22" style:family="paragraph" style:parent-style-name="Preformatted_20_Text" style:list-style-name="L11"/>
    <style:style style:name="P23" style:family="paragraph" style:parent-style-name="Preformatted_20_Text" style:list-style-name="L11">
      <style:paragraph-properties style:writing-mode="lr-tb"/>
    </style:style>
    <style:style style:name="P24" style:family="paragraph" style:parent-style-name="Preformatted_20_Text" style:list-style-name="L11">
      <style:paragraph-properties fo:margin-top="0in" fo:margin-bottom="0.1965in" style:contextual-spacing="false" style:writing-mode="lr-tb"/>
    </style:style>
    <style:style style:name="P25" style:family="paragraph" style:parent-style-name="Preformatted_20_Text" style:list-style-name="L11">
      <style:paragraph-properties fo:margin-left="0in" fo:margin-right="0in" fo:text-indent="0in" style:auto-text-indent="false" style:writing-mode="lr-tb"/>
    </style:style>
    <style:style style:name="P26" style:family="paragraph" style:parent-style-name="Preformatted_20_Text" style:list-style-name="L12"/>
    <style:style style:name="P27" style:family="paragraph" style:parent-style-name="Preformatted_20_Text" style:list-style-name="L12">
      <style:paragraph-properties style:writing-mode="lr-tb"/>
    </style:style>
    <style:style style:name="P28" style:family="paragraph" style:parent-style-name="Preformatted_20_Text" style:list-style-name="L12">
      <style:paragraph-properties fo:margin-top="0in" fo:margin-bottom="0.1965in" style:contextual-spacing="false" style:writing-mode="lr-tb"/>
    </style:style>
    <style:style style:name="P29" style:family="paragraph" style:parent-style-name="Preformatted_20_Text" style:list-style-name="L12">
      <style:paragraph-properties fo:margin-left="0in" fo:margin-right="0in" fo:text-indent="0in" style:auto-text-indent="false" style:writing-mode="lr-tb"/>
    </style:style>
    <style:style style:name="P30" style:family="paragraph" style:parent-style-name="Preformatted_20_Text" style:list-style-name="L13"/>
    <style:style style:name="P31" style:family="paragraph" style:parent-style-name="Preformatted_20_Text" style:list-style-name="L13">
      <style:paragraph-properties style:writing-mode="lr-tb"/>
    </style:style>
    <style:style style:name="P32" style:family="paragraph" style:parent-style-name="Preformatted_20_Text" style:list-style-name="L13">
      <style:paragraph-properties fo:margin-top="0in" fo:margin-bottom="0.1965in" style:contextual-spacing="false" style:writing-mode="lr-tb"/>
    </style:style>
    <style:style style:name="P33" style:family="paragraph" style:parent-style-name="Preformatted_20_Text" style:list-style-name="L13">
      <style:paragraph-properties fo:margin-left="0in" fo:margin-right="0in" fo:text-indent="0in" style:auto-text-indent="false" style:writing-mode="lr-tb"/>
    </style:style>
    <style:style style:name="P34" style:family="paragraph" style:parent-style-name="Preformatted_20_Text" style:list-style-name="L26"/>
    <style:style style:name="P35" style:family="paragraph" style:parent-style-name="Preformatted_20_Text" style:list-style-name="L26">
      <style:paragraph-properties style:writing-mode="lr-tb"/>
    </style:style>
    <style:style style:name="P36" style:family="paragraph" style:parent-style-name="Preformatted_20_Text" style:list-style-name="L26">
      <style:paragraph-properties fo:margin-top="0in" fo:margin-bottom="0.1965in" style:contextual-spacing="false" style:writing-mode="lr-tb"/>
    </style:style>
    <style:style style:name="P37" style:family="paragraph" style:parent-style-name="Preformatted_20_Text" style:list-style-name="L26">
      <style:paragraph-properties fo:margin-left="0in" fo:margin-right="0in" fo:text-indent="0in" style:auto-text-indent="false" style:writing-mode="lr-tb"/>
    </style:style>
    <style:style style:name="P38" style:family="paragraph" style:parent-style-name="Preformatted_20_Text" style:list-style-name="L27"/>
    <style:style style:name="P39" style:family="paragraph" style:parent-style-name="Preformatted_20_Text" style:list-style-name="L27">
      <style:paragraph-properties style:writing-mode="lr-tb"/>
    </style:style>
    <style:style style:name="P40" style:family="paragraph" style:parent-style-name="Preformatted_20_Text" style:list-style-name="L27">
      <style:paragraph-properties fo:margin-top="0in" fo:margin-bottom="0.1965in" style:contextual-spacing="false" style:writing-mode="lr-tb"/>
    </style:style>
    <style:style style:name="P41" style:family="paragraph" style:parent-style-name="Preformatted_20_Text" style:list-style-name="L27">
      <style:paragraph-properties fo:margin-left="0in" fo:margin-right="0in" fo:text-indent="0in" style:auto-text-indent="false" style:writing-mode="lr-tb"/>
    </style:style>
    <style:style style:name="P42" style:family="paragraph" style:parent-style-name="Preformatted_20_Text" style:list-style-name="L27">
      <style:paragraph-properties fo:margin-left="0in" fo:margin-right="0in" fo:margin-top="0in" fo:margin-bottom="0.1965in" style:contextual-spacing="false" fo:text-indent="0in" style:auto-text-indent="false" style:writing-mode="lr-tb"/>
    </style:style>
    <style:style style:name="P43" style:family="paragraph" style:parent-style-name="Preformatted_20_Text" style:list-style-name="L28"/>
    <style:style style:name="P44" style:family="paragraph" style:parent-style-name="Preformatted_20_Text" style:list-style-name="L28">
      <style:paragraph-properties style:writing-mode="lr-tb"/>
    </style:style>
    <style:style style:name="P45" style:family="paragraph" style:parent-style-name="Preformatted_20_Text" style:list-style-name="L28">
      <style:paragraph-properties fo:margin-top="0in" fo:margin-bottom="0.1965in" style:contextual-spacing="false" style:writing-mode="lr-tb"/>
    </style:style>
    <style:style style:name="P46" style:family="paragraph" style:parent-style-name="Preformatted_20_Text" style:list-style-name="L28">
      <style:paragraph-properties fo:margin-left="0in" fo:margin-right="0in" fo:text-indent="0in" style:auto-text-indent="false" style:writing-mode="lr-tb"/>
    </style:style>
    <style:style style:name="P47" style:family="paragraph" style:parent-style-name="Preformatted_20_Text" style:list-style-name="L29"/>
    <style:style style:name="P48" style:family="paragraph" style:parent-style-name="Preformatted_20_Text" style:list-style-name="L29">
      <style:paragraph-properties style:writing-mode="lr-tb"/>
    </style:style>
    <style:style style:name="P49" style:family="paragraph" style:parent-style-name="Preformatted_20_Text" style:list-style-name="L29">
      <style:paragraph-properties fo:margin-top="0in" fo:margin-bottom="0.1965in" style:contextual-spacing="false" style:writing-mode="lr-tb"/>
    </style:style>
    <style:style style:name="P50" style:family="paragraph" style:parent-style-name="Preformatted_20_Text" style:list-style-name="L29">
      <style:paragraph-properties fo:margin-left="0in" fo:margin-right="0in" fo:text-indent="0in" style:auto-text-indent="false" style:writing-mode="lr-tb"/>
    </style:style>
    <style:style style:name="P51" style:family="paragraph" style:parent-style-name="Standard">
      <style:paragraph-properties fo:margin-top="0in" fo:margin-bottom="0.1965in" style:contextual-spacing="false"/>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paragraph-properties fo:margin-top="0in" fo:margin-bottom="0in" style:contextual-spacing="false"/>
    </style:style>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4">
      <style:paragraph-properties fo:margin-top="0in" fo:margin-bottom="0in" style:contextual-spacing="false"/>
    </style:style>
    <style:style style:name="P58" style:family="paragraph" style:parent-style-name="Text_20_body" style:list-style-name="L5"/>
    <style:style style:name="P59" style:family="paragraph" style:parent-style-name="Text_20_body" style:list-style-name="L5">
      <style:paragraph-properties fo:margin-top="0in" fo:margin-bottom="0in" style:contextual-spacing="false"/>
    </style:style>
    <style:style style:name="P60" style:family="paragraph" style:parent-style-name="Text_20_body" style:list-style-name="L6"/>
    <style:style style:name="P61" style:family="paragraph" style:parent-style-name="Text_20_body" style:list-style-name="L6">
      <style:paragraph-properties fo:margin-top="0in" fo:margin-bottom="0in" style:contextual-spacing="false"/>
    </style:style>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8">
      <style:paragraph-properties fo:margin-top="0in" fo:margin-bottom="0in" style:contextual-spacing="false"/>
    </style:style>
    <style:style style:name="P65" style:family="paragraph" style:parent-style-name="Text_20_body" style:list-style-name="L9"/>
    <style:style style:name="P66" style:family="paragraph" style:parent-style-name="Text_20_body" style:list-style-name="L9">
      <style:paragraph-properties fo:margin-top="0in" fo:margin-bottom="0in" style:contextual-spacing="false"/>
    </style:style>
    <style:style style:name="P67" style:family="paragraph" style:parent-style-name="Text_20_body" style:list-style-name="L10"/>
    <style:style style:name="P68" style:family="paragraph" style:parent-style-name="Text_20_body" style:list-style-name="L10">
      <style:paragraph-properties fo:margin-top="0in" fo:margin-bottom="0in" style:contextual-spacing="false"/>
    </style:style>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paragraph-properties fo:margin-top="0in" fo:margin-bottom="0.1965in" style:contextual-spacing="false"/>
    </style:style>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list-style-name="L20"/>
    <style:style style:name="P80" style:family="paragraph" style:parent-style-name="Text_20_body" style:list-style-name="L21"/>
    <style:style style:name="P81" style:family="paragraph" style:parent-style-name="Text_20_body" style:list-style-name="L22"/>
    <style:style style:name="P82" style:family="paragraph" style:parent-style-name="Text_20_body" style:list-style-name="L23"/>
    <style:style style:name="P83" style:family="paragraph" style:parent-style-name="Text_20_body" style:list-style-name="L24"/>
    <style:style style:name="P84" style:family="paragraph" style:parent-style-name="Text_20_body" style:list-style-name="L25"/>
    <style:style style:name="P85" style:family="paragraph" style:parent-style-name="Text_20_body" style:list-style-name="L26"/>
    <style:style style:name="P86" style:family="paragraph" style:parent-style-name="Text_20_body" style:list-style-name="L27"/>
    <style:style style:name="P87" style:family="paragraph" style:parent-style-name="Text_20_body" style:list-style-name="L28"/>
    <style:style style:name="P88" style:family="paragraph" style:parent-style-name="Text_20_body" style:list-style-name="L29"/>
    <style:style style:name="P89" style:family="paragraph" style:parent-style-name="Text_20_body" style:list-style-name="L30"/>
    <style:style style:name="P90" style:family="paragraph" style:parent-style-name="Text_20_body" style:list-style-name="L30">
      <style:paragraph-properties fo:margin-top="0in" fo:margin-bottom="0in" style:contextual-spacing="false"/>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normal" style:font-weight-asian="normal" style:font-weight-complex="normal"/>
    </style:style>
    <style:style style:name="T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5pt" style:text-underline-style="solid" style:text-underline-width="auto" style:text-underline-color="font-color" fo:font-weight="bold" style:font-size-asian="15pt" style:font-weight-asian="bold" style:font-size-complex="15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1">JavaScript</text:span> একটি শক্তিশালী স্ক্রিপ্টিং ভাষা যা ওয়েব ডেভেলপমেন্টে ব্যাপকভাবে ব্যবহৃত হয়। এটি ডাইনামিক কনটেন্ট তৈরি করতে এবং ইউজার ইন্টারঅ্যাকশন প্রসেস করতে সাহায্য করে। এখানে JavaScript-এর কিছু বেসিক সিনট্যাক্স উপাদান সম্পর্কে বিস্তারিত আলোচনা করা হল: ভেরিয়েবল, লুপ, ফাংশন, এবং অবজেক্ট।</text:p>
      <text:h text:style-name="Heading_20_3" text:outline-level="3">১. ভেরিয়েবল (Variables)</text:h>
      <text:p text:style-name="Text_20_body">JavaScript-এ ভেরিয়েবল ডিক্লেয়ার করার জন্য তিনটি কীওয়ার্ড ব্যবহার করা হয়: <text:span text:style-name="Source_20_Text">var</text:span>, <text:span text:style-name="Source_20_Text">let</text:span>, এবং <text:span text:style-name="Source_20_Text">const</text:span>।</text:p>
      <text:list text:style-name="L10">
        <text:list-item>
          <text:p text:style-name="P68"><text:span text:style-name="Strong_20_Emphasis"><text:span text:style-name="Source_20_Text">var</text:span></text:span><text:span text:style-name="Strong_20_Emphasis">:</text:span> পুরনো স্টাইল, যা স্কোপ পরিবর্তনশীলতা নিয়ে কিছু সমস্যা তৈরি করতে পারে।</text:p>
        </text:list-item>
        <text:list-item>
          <text:p text:style-name="P68"><text:span text:style-name="Strong_20_Emphasis"><text:span text:style-name="Source_20_Text">let</text:span></text:span><text:span text:style-name="Strong_20_Emphasis">:</text:span> ব্লক স্কোপে ভেরিয়েবল ডিক্লেয়ার করতে ব্যবহৃত হয়।</text:p>
        </text:list-item>
        <text:list-item>
          <text:p text:style-name="P67"><text:span text:style-name="Strong_20_Emphasis"><text:span text:style-name="Source_20_Text">const</text:span></text:span><text:span text:style-name="Strong_20_Emphasis">:</text:span> কনস্ট্যান্ট ভেরিয়েবল ডিক্লেয়ার করতে ব্যবহৃত হয়, যার মান পরিবর্তন করা যায় না।</text:p>
        </text:list-item>
      </text:list>
      <text:p text:style-name="Text_20_body"><text:span text:style-name="Strong_20_Emphasis">উদাহরণ:</text:span></text:p>
      <text:p text:style-name="P1"><text:span text:style-name="Source_20_Text">// var ব্যবহার</text:span></text:p>
      <text:p text:style-name="P2"><text:span text:style-name="Source_20_Text">var name = "John";</text:span></text:p>
      <text:p text:style-name="P2"><text:span text:style-name="Source_20_Text">name = "Doe";</text:span></text:p>
      <text:p text:style-name="P2"/>
      <text:p text:style-name="P2"><text:span text:style-name="Source_20_Text">// let ব্যবহার</text:span></text:p>
      <text:p text:style-name="P2"><text:span text:style-name="Source_20_Text">let age = 30;</text:span></text:p>
      <text:p text:style-name="P2"><text:span text:style-name="Source_20_Text">age = 31;</text:span></text:p>
      <text:p text:style-name="P2"/>
      <text:p text:style-name="P2"><text:span text:style-name="Source_20_Text">// const ব্যবহার</text:span></text:p>
      <text:p text:style-name="P2"><text:span text:style-name="Source_20_Text">const birthYear = 1990;</text:span></text:p>
      <text:p text:style-name="P3"><text:span text:style-name="Source_20_Text">// birthYear = 1991; // ত্রুটি হবে</text:span></text:p>
      <text:h text:style-name="Heading_20_3" text:outline-level="3">২. লুপ (Loops)</text:h>
      <text:p text:style-name="Text_20_body">JavaScript-এ বিভিন্ন ধরনের লুপ রয়েছে যা কোড ব্লক বারবার চালাতে ব্যবহৃত হয়।</text:p>
      <text:list text:style-name="L11">
        <text:list-item>
          <text:p text:style-name="P69"><text:span text:style-name="Strong_20_Emphasis"><text:span text:style-name="Source_20_Text">for</text:span></text:span><text:span text:style-name="Strong_20_Emphasis"> লুপ:</text:span></text:p>
          <text:p text:style-name="P25"><text:span text:style-name="Source_20_Text">for (let i = 0; i &lt; 5; i++) {</text:span></text:p>
          <text:p text:style-name="P23"><text:span text:style-name="Source_20_Text"><text:s text:c="2"/>console.log(i); // আউটপুট: 0, 1, 2, 3, 4</text:span></text:p>
          <text:p text:style-name="P24"><text:span text:style-name="Source_20_Text">}</text:span></text:p>
        </text:list-item>
        <text:list-item>
          <text:p text:style-name="P69"><text:span text:style-name="Strong_20_Emphasis"><text:span text:style-name="Source_20_Text">while</text:span></text:span><text:span text:style-name="Strong_20_Emphasis"> লুপ:</text:span></text:p>
          <text:p text:style-name="P25"><text:span text:style-name="Source_20_Text">let i = 0;</text:span></text:p>
          <text:p text:style-name="P23"><text:span text:style-name="Source_20_Text">while (i &lt; 5) {</text:span></text:p>
          <text:p text:style-name="P23"><text:span text:style-name="Source_20_Text"><text:s text:c="2"/>console.log(i); // আউটপুট: 0, 1, 2, 3, 4</text:span></text:p>
          <text:p text:style-name="P23"><text:span text:style-name="Source_20_Text"><text:s text:c="2"/>i++;</text:span></text:p>
          <text:p text:style-name="P24"><text:span text:style-name="Source_20_Text">}</text:span></text:p>
        </text:list-item>
        <text:list-item>
          <text:p text:style-name="P69"><text:span text:style-name="Strong_20_Emphasis"><text:span text:style-name="Source_20_Text">do...while</text:span></text:span><text:span text:style-name="Strong_20_Emphasis"> লুপ:</text:span></text:p>
          <text:p text:style-name="P25"><text:span text:style-name="Source_20_Text">let i = 0;</text:span></text:p>
          <text:p text:style-name="P23"><text:span text:style-name="Source_20_Text">do {</text:span></text:p>
          <text:p text:style-name="P23"><text:span text:style-name="Source_20_Text"><text:s text:c="2"/>console.log(i); // আউটপুট: 0, 1, 2, 3, 4</text:span></text:p>
          <text:p text:style-name="P23"><text:span text:style-name="Source_20_Text"><text:s text:c="2"/>i++;</text:span></text:p>
          <text:p text:style-name="P24"><text:span text:style-name="Source_20_Text">} while (i &lt; 5);</text:span></text:p>
        </text:list-item>
      </text:list>
      <text:h text:style-name="Heading_20_3" text:outline-level="3">৩. ফাংশন (Functions)</text:h>
      <text:p text:style-name="Text_20_body">ফাংশন একটি ব্লক কোড যা একটি নাম দিয়ে ডিফাইন করা হয় এবং পরবর্তীতে কল করা যায়।</text:p>
      <text:list text:style-name="L12">
        <text:list-item>
          <text:p text:style-name="P70"><text:span text:style-name="Strong_20_Emphasis">ফাংশন ডিফিনিশন:</text:span></text:p>
          <text:p text:style-name="P29"><text:span text:style-name="Source_20_Text">function greet(name) {</text:span></text:p>
          <text:p text:style-name="P27"><text:soft-page-break/><text:span text:style-name="Source_20_Text"><text:s text:c="2"/>return "Hello, " + name;</text:span></text:p>
          <text:p text:style-name="P27"><text:span text:style-name="Source_20_Text">}</text:span></text:p>
          <text:p text:style-name="P28"><text:span text:style-name="Source_20_Text">console.log(greet("Alice")); // আউটপুট: Hello, Alice</text:span></text:p>
        </text:list-item>
        <text:list-item>
          <text:p text:style-name="P70"><text:span text:style-name="Strong_20_Emphasis">ফাংশন এক্সপ্রেশন:</text:span></text:p>
          <text:p text:style-name="P29"><text:span text:style-name="Source_20_Text">const multiply = function(a, b) {</text:span></text:p>
          <text:p text:style-name="P27"><text:span text:style-name="Source_20_Text"><text:s text:c="2"/>return a * b;</text:span></text:p>
          <text:p text:style-name="P27"><text:span text:style-name="Source_20_Text">};</text:span></text:p>
          <text:p text:style-name="P28"><text:span text:style-name="Source_20_Text">console.log(multiply(2, 3)); // আউটপুট: 6</text:span></text:p>
        </text:list-item>
        <text:list-item>
          <text:p text:style-name="P70"><text:span text:style-name="Strong_20_Emphasis">আরো শর্টকার্ট সিনট্যাক্স (Arrow Functions):</text:span></text:p>
          <text:p text:style-name="P29"><text:span text:style-name="Source_20_Text">const add = (a, b) =&gt; a + b;</text:span></text:p>
          <text:p text:style-name="P28"><text:span text:style-name="Source_20_Text">console.log(add(5, 3)); // আউটপুট: 8</text:span></text:p>
        </text:list-item>
      </text:list>
      <text:h text:style-name="Heading_20_3" text:outline-level="3">৪. অবজেক্ট (Objects)</text:h>
      <text:p text:style-name="Text_20_body">JavaScript-এ অবজেক্ট এক বা একাধিক প্রপার্টি এবং তাদের মান ধারণ করে। অবজেক্ট কীগুলির মাধ্যমে মান অ্যাক্সেস করা যায়।</text:p>
      <text:list text:style-name="L13">
        <text:list-item>
          <text:p text:style-name="P71"><text:span text:style-name="Strong_20_Emphasis">অবজেক্ট ডিফিনিশন:</text:span></text:p>
          <text:p text:style-name="P33"><text:span text:style-name="Source_20_Text">let person = {</text:span></text:p>
          <text:p text:style-name="P31"><text:span text:style-name="Source_20_Text"><text:s text:c="2"/>name: "John",</text:span></text:p>
          <text:p text:style-name="P31"><text:span text:style-name="Source_20_Text"><text:s text:c="2"/>age: 30,</text:span></text:p>
          <text:p text:style-name="P31"><text:span text:style-name="Source_20_Text"><text:s text:c="2"/>greet: function() {</text:span></text:p>
          <text:p text:style-name="P31"><text:span text:style-name="Source_20_Text"><text:s text:c="4"/>return "Hello, " + this.name;</text:span></text:p>
          <text:p text:style-name="P31"><text:span text:style-name="Source_20_Text"><text:s text:c="2"/>}</text:span></text:p>
          <text:p text:style-name="P31"><text:span text:style-name="Source_20_Text">};</text:span></text:p>
          <text:p text:style-name="P31"/>
          <text:p text:style-name="P31"><text:span text:style-name="Source_20_Text">console.log(person.name); // আউটপুট: John</text:span></text:p>
          <text:p text:style-name="P32"><text:span text:style-name="Source_20_Text">console.log(person.greet()); // আউটপুট: Hello, John</text:span></text:p>
        </text:list-item>
        <text:list-item>
          <text:p text:style-name="P71"><text:span text:style-name="Strong_20_Emphasis">অবজেক্ট প্রোপার্টি অ্যাক্সেস এবং মডিফিকেশন:</text:span></text:p>
          <text:p text:style-name="P33"><text:span text:style-name="Source_20_Text">// প্রপার্টি অ্যাক্সেস</text:span></text:p>
          <text:p text:style-name="P31"><text:span text:style-name="Source_20_Text">console.log(person["age"]); // আউটপুট: 30</text:span></text:p>
          <text:p text:style-name="P31"/>
          <text:p text:style-name="P31"><text:span text:style-name="Source_20_Text">// প্রপার্টি আপডেট</text:span></text:p>
          <text:p text:style-name="P31"><text:span text:style-name="Source_20_Text">person.age = 31;</text:span></text:p>
          <text:p text:style-name="P32"><text:span text:style-name="Source_20_Text">console.log(person.age); // আউটপুট: 31</text:span></text:p>
        </text:list-item>
        <text:list-item>
          <text:p text:style-name="P71"><text:span text:style-name="Strong_20_Emphasis">অবজেক্ট ক্রিয়েশন:</text:span></text:p>
          <text:p text:style-name="P33"><text:span text:style-name="Source_20_Text">let car = new Object();</text:span></text:p>
          <text:p text:style-name="P31"><text:span text:style-name="Source_20_Text">car.make = "Toyota";</text:span></text:p>
          <text:p text:style-name="P31"><text:span text:style-name="Source_20_Text">car.model = "Corolla";</text:span></text:p>
          <text:p text:style-name="P31"><text:span text:style-name="Source_20_Text">car.year = 2020;</text:span></text:p>
          <text:p text:style-name="P31"/>
          <text:p text:style-name="P32"><text:span text:style-name="Source_20_Text">console.log(car.make); // আউটপুট: Toyota</text:span></text:p>
        </text:list-item>
      </text:list>
      <text:h text:style-name="Heading_20_3" text:outline-level="3">সারাংশ:</text:h>
      <text:p text:style-name="Text_20_body">JavaScript-এ ভেরিয়েবল, লুপ, ফাংশন, এবং অবজেক্ট হল কিছু মৌলিক উপাদান যা কোড লেখার সময় প্রায়ই ব্যবহার করা হয়। ভেরিয়েবল বিভিন্ন ধরনের ডেটা স্টোর করতে সাহায্য করে, লুপ বিভিন্ন কার্যক্রম পুনরাবৃত্তি করতে ব্যবহৃত হয়, ফাংশন কোড ব্লককে পুনরায় ব্যবহারযোগ্য করে এবং অবজেক্ট জটিল ডেটা স্ট্রাকচার তৈরি করতে সাহায্য করে।</text:p>
      <text:p text:style-name="P51"/>
      <text:p text:style-name="P51"/>
      <text:p text:style-name="P72"><text:soft-page-break/><text:span text:style-name="T1">JavaScript-এ DOM (Document Object Model)</text:span> ম্যানিপুলেশন ওয়েব পেজের কনটেন্ট এবং স্ট্রাকচার পরিবর্তন করতে ব্যবহৃত হয়। DOM হল একটি পেজের স্ট্রাকচারাল রিপ্রেজেন্টেশন যা HTML ডকুমেন্টকে ট্রী আকারে রেন্ডার করে। DOM ম্যানিপুলেশন দ্বারা আপনি HTML এলিমেন্ট অ্যাড, রিমুভ, অথবা আপডেট করতে পারেন, এবং ইভেন্ট হ্যান্ডলার অ্যাটাচ করতে পারেন।</text:p>
      <text:h text:style-name="Heading_20_3" text:outline-level="3">DOM ম্যানিপুলেশন বেসিক</text:h>
      <text:h text:style-name="Heading_20_4" text:outline-level="4">১. DOM এলিমেন্ট সিলেকশন</text:h>
      <text:p text:style-name="Text_20_body"><text:span text:style-name="Strong_20_Emphasis"><text:span text:style-name="Source_20_Text">getElementById</text:span></text:span></text:p>
      <text:list text:style-name="L14">
        <text:list-item>
          <text:p text:style-name="P73">একটি নির্দিষ্ট ID সহ এলিমেন্ট নির্বাচন করতে ব্যবহৃত হয়।</text:p>
        </text:list-item>
      </text:list>
      <text:p text:style-name="P19"><text:span text:style-name="Source_20_Text">let element = document.getElementById('myElement');</text:span></text:p>
      <text:p text:style-name="Text_20_body"><text:span text:style-name="Strong_20_Emphasis"><text:span text:style-name="Source_20_Text">getElementsByClassName</text:span></text:span></text:p>
      <text:list text:style-name="L15">
        <text:list-item>
          <text:p text:style-name="P74">নির্দিষ্ট ক্লাস নাম সহ সমস্ত এলিমেন্ট নির্বাচন করতে ব্যবহৃত হয়।</text:p>
        </text:list-item>
      </text:list>
      <text:p text:style-name="P19"><text:span text:style-name="Source_20_Text">let elements = document.getElementsByClassName('myClass');</text:span></text:p>
      <text:p text:style-name="Text_20_body"><text:span text:style-name="Strong_20_Emphasis"><text:span text:style-name="Source_20_Text">getElementsByTagName</text:span></text:span></text:p>
      <text:list text:style-name="L16">
        <text:list-item>
          <text:p text:style-name="P75">নির্দিষ্ট ট্যাগ নাম সহ সমস্ত এলিমেন্ট নির্বাচন করতে ব্যবহৃত হয়।</text:p>
        </text:list-item>
      </text:list>
      <text:p text:style-name="P19"><text:span text:style-name="Source_20_Text">let elements = document.getElementsByTagName('div');</text:span></text:p>
      <text:p text:style-name="Text_20_body"><text:span text:style-name="Strong_20_Emphasis"><text:span text:style-name="Source_20_Text">querySelector</text:span></text:span></text:p>
      <text:list text:style-name="L17">
        <text:list-item>
          <text:p text:style-name="P76">CSS সিলেক্টর ব্যবহার করে একটি এলিমেন্ট নির্বাচন করতে ব্যবহৃত হয়।</text:p>
        </text:list-item>
      </text:list>
      <text:p text:style-name="P19"><text:span text:style-name="Source_20_Text">let element = document.querySelector('.myClass');</text:span></text:p>
      <text:p text:style-name="Text_20_body"><text:span text:style-name="Strong_20_Emphasis"><text:span text:style-name="Source_20_Text">querySelectorAll</text:span></text:span></text:p>
      <text:list text:style-name="L18">
        <text:list-item>
          <text:p text:style-name="P77">CSS সিলেক্টর ব্যবহার করে সমস্ত মেলানো এলিমেন্ট নির্বাচন করতে ব্যবহৃত হয়।</text:p>
        </text:list-item>
      </text:list>
      <text:p text:style-name="P19"><text:span text:style-name="Source_20_Text">let elements = document.querySelectorAll('div.myClass');</text:span></text:p>
      <text:h text:style-name="Heading_20_4" text:outline-level="4">২. এলিমেন্টের কনটেন্ট পরিবর্তন</text:h>
      <text:p text:style-name="Text_20_body"><text:span text:style-name="Strong_20_Emphasis"><text:span text:style-name="Source_20_Text">innerHTML</text:span></text:span></text:p>
      <text:list text:style-name="L19">
        <text:list-item>
          <text:p text:style-name="P78">এলিমেন্টের HTML কনটেন্ট পরিবর্তন করতে ব্যবহৃত হয়।</text:p>
        </text:list-item>
      </text:list>
      <text:p text:style-name="P1"><text:span text:style-name="Source_20_Text">let element = document.getElementById('myElement');</text:span></text:p>
      <text:p text:style-name="P3"><text:span text:style-name="Source_20_Text">element.innerHTML = '&lt;p&gt;New Content&lt;/p&gt;';</text:span></text:p>
      <text:p text:style-name="Text_20_body"><text:span text:style-name="Strong_20_Emphasis"><text:span text:style-name="Source_20_Text">textContent</text:span></text:span></text:p>
      <text:list text:style-name="L20">
        <text:list-item>
          <text:p text:style-name="P79">এলিমেন্টের টেক্সট কনটেন্ট পরিবর্তন করতে ব্যবহৃত হয়।</text:p>
        </text:list-item>
      </text:list>
      <text:p text:style-name="P1"><text:span text:style-name="Source_20_Text">let element = document.getElementById('myElement');</text:span></text:p>
      <text:p text:style-name="P3"><text:span text:style-name="Source_20_Text">element.textContent = 'New Text Content';</text:span></text:p>
      <text:h text:style-name="Heading_20_4" text:outline-level="4">৩. এলিমেন্ট অ্যাট্রিবিউট পরিবর্তন</text:h>
      <text:p text:style-name="Text_20_body"><text:span text:style-name="Strong_20_Emphasis"><text:span text:style-name="Source_20_Text">getAttribute</text:span></text:span><text:span text:style-name="Strong_20_Emphasis"> এবং </text:span><text:span text:style-name="Strong_20_Emphasis"><text:span text:style-name="Source_20_Text">setAttribute</text:span></text:span></text:p>
      <text:list text:style-name="L21">
        <text:list-item>
          <text:p text:style-name="P80">এলিমেন্টের অ্যাট্রিবিউট পড়া এবং পরিবর্তন করতে ব্যবহৃত হয়।</text:p>
        </text:list-item>
      </text:list>
      <text:p text:style-name="P1"><text:span text:style-name="Source_20_Text">let element = document.getElementById('myElement');</text:span></text:p>
      <text:p text:style-name="P2"><text:soft-page-break/><text:span text:style-name="Source_20_Text">let src = element.getAttribute('src'); // অ্যাট্রিবিউট পড়া</text:span></text:p>
      <text:p text:style-name="P3"><text:span text:style-name="Source_20_Text">element.setAttribute('src', 'newImage.jpg'); // অ্যাট্রিবিউট পরিবর্তন</text:span></text:p>
      <text:h text:style-name="Heading_20_4" text:outline-level="4">৪. এলিমেন্ট স্টাইল পরিবর্তন</text:h>
      <text:p text:style-name="Text_20_body"><text:span text:style-name="Strong_20_Emphasis"><text:span text:style-name="Source_20_Text">style</text:span></text:span></text:p>
      <text:list text:style-name="L22">
        <text:list-item>
          <text:p text:style-name="P81">এলিমেন্টের inline CSS স্টাইল পরিবর্তন করতে ব্যবহৃত হয়।</text:p>
        </text:list-item>
      </text:list>
      <text:p text:style-name="P1"><text:span text:style-name="Source_20_Text">let element = document.getElementById('myElement');</text:span></text:p>
      <text:p text:style-name="P2"><text:span text:style-name="Source_20_Text">element.style.color = 'blue';</text:span></text:p>
      <text:p text:style-name="P3"><text:span text:style-name="Source_20_Text">element.style.fontSize = '20px';</text:span></text:p>
      <text:h text:style-name="Heading_20_4" text:outline-level="4">৫. এলিমেন্ট অ্যাড এবং রিমুভ</text:h>
      <text:p text:style-name="Text_20_body"><text:span text:style-name="Strong_20_Emphasis"><text:span text:style-name="Source_20_Text">appendChild</text:span></text:span><text:span text:style-name="Strong_20_Emphasis"> এবং </text:span><text:span text:style-name="Strong_20_Emphasis"><text:span text:style-name="Source_20_Text">removeChild</text:span></text:span></text:p>
      <text:list text:style-name="L23">
        <text:list-item>
          <text:p text:style-name="P82">একটি নতুন এলিমেন্ট অ্যাড অথবা বিদ্যমান এলিমেন্ট রিমুভ করতে ব্যবহৃত হয়।</text:p>
        </text:list-item>
      </text:list>
      <text:p text:style-name="P1"><text:span text:style-name="Source_20_Text">let parent = document.getElementById('parentElement');</text:span></text:p>
      <text:p text:style-name="P2"/>
      <text:p text:style-name="P2"><text:span text:style-name="Source_20_Text">// এলিমেন্ট তৈরি এবং অ্যাড</text:span></text:p>
      <text:p text:style-name="P2"><text:span text:style-name="Source_20_Text">let newElement = document.createElement('div');</text:span></text:p>
      <text:p text:style-name="P2"><text:span text:style-name="Source_20_Text">newElement.textContent = 'New Element';</text:span></text:p>
      <text:p text:style-name="P2"><text:span text:style-name="Source_20_Text">parent.appendChild(newElement);</text:span></text:p>
      <text:p text:style-name="P2"/>
      <text:p text:style-name="P2"><text:span text:style-name="Source_20_Text">// এলিমেন্ট রিমুভ</text:span></text:p>
      <text:p text:style-name="P2"><text:span text:style-name="Source_20_Text">let child = document.getElementById('childElement');</text:span></text:p>
      <text:p text:style-name="P3"><text:span text:style-name="Source_20_Text">parent.removeChild(child);</text:span></text:p>
      <text:h text:style-name="Heading_20_4" text:outline-level="4">৬. ইভেন্ট হ্যান্ডলার</text:h>
      <text:p text:style-name="Text_20_body"><text:span text:style-name="Strong_20_Emphasis"><text:span text:style-name="Source_20_Text">addEventListener</text:span></text:span></text:p>
      <text:list text:style-name="L24">
        <text:list-item>
          <text:p text:style-name="P83">ইভেন্ট হ্যান্ডলার অ্যাটাচ করতে ব্যবহৃত হয়।</text:p>
        </text:list-item>
      </text:list>
      <text:p text:style-name="P1"><text:span text:style-name="Source_20_Text">let button = document.getElementById('myButton');</text:span></text:p>
      <text:p text:style-name="P2"><text:span text:style-name="Source_20_Text">button.addEventListener('click', function() {</text:span></text:p>
      <text:p text:style-name="P2"><text:span text:style-name="Source_20_Text"><text:s text:c="4"/>alert('Button Clicked!');</text:span></text:p>
      <text:p text:style-name="P3"><text:span text:style-name="Source_20_Text">});</text:span></text:p>
      <text:p text:style-name="Text_20_body"><text:span text:style-name="Strong_20_Emphasis"><text:span text:style-name="Source_20_Text">removeEventListener</text:span></text:span></text:p>
      <text:list text:style-name="L25">
        <text:list-item>
          <text:p text:style-name="P84">পূর্বে অ্যাটাচ করা ইভেন্ট হ্যান্ডলার রিমুভ করতে ব্যবহৃত হয়।</text:p>
        </text:list-item>
      </text:list>
      <text:p text:style-name="P1"><text:span text:style-name="Source_20_Text">function handleClick() {</text:span></text:p>
      <text:p text:style-name="P2"><text:span text:style-name="Source_20_Text"><text:s text:c="4"/>alert('Button Clicked!');</text:span></text:p>
      <text:p text:style-name="P2"><text:span text:style-name="Source_20_Text">}</text:span></text:p>
      <text:p text:style-name="P2"><text:span text:style-name="Source_20_Text">button.addEventListener('click', handleClick);</text:span></text:p>
      <text:p text:style-name="P3"><text:span text:style-name="Source_20_Text">button.removeEventListener('click', handleClick);</text:span></text:p>
      <text:h text:style-name="Heading_20_3" text:outline-level="3">সম্পূর্ণ উদাহরণ</text:h>
      <text:p text:style-name="Text_20_body"><text:span text:style-name="Strong_20_Emphasis">HTML:</text:span></text:p>
      <text:p text:style-name="P1"><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meta charset="UTF-8"&gt;</text:span></text:p>
      <text:p text:style-name="P2"><text:span text:style-name="Source_20_Text"><text:s text:c="4"/>&lt;meta name="viewport" content="width=device-width, initial-scale=1.0"&gt;</text:span></text:p>
      <text:p text:style-name="P2"><text:span text:style-name="Source_20_Text"><text:s text:c="4"/>&lt;title&gt;DOM Manipulation&lt;/title&gt;</text:span></text:p>
      <text:p text:style-name="P2"><text:span text:style-name="Source_20_Text">&lt;/head&gt;</text:span></text:p>
      <text:p text:style-name="P2"><text:span text:style-name="Source_20_Text">&lt;body&gt;</text:span></text:p>
      <text:p text:style-name="P2"><text:span text:style-name="Source_20_Text"><text:s text:c="4"/>&lt;div id="container"&gt;</text:span></text:p>
      <text:p text:style-name="P2"><text:span text:style-name="Source_20_Text"><text:s text:c="8"/>&lt;p id="para1"&gt;This is a paragraph.&lt;/p&gt;</text:span></text:p>
      <text:p text:style-name="P2"><text:span text:style-name="Source_20_Text"><text:s text:c="8"/>&lt;button id="myButton"&gt;Click Me&lt;/button&gt;</text:span></text:p>
      <text:p text:style-name="P2"><text:soft-page-break/><text:span text:style-name="Source_20_Text"><text:s text:c="4"/>&lt;/div&gt;</text:span></text:p>
      <text:p text:style-name="P2"/>
      <text:p text:style-name="P2"><text:span text:style-name="Source_20_Text"><text:s text:c="4"/>&lt;script src="script.js"&gt;&lt;/script&gt;</text:span></text:p>
      <text:p text:style-name="P2"><text:span text:style-name="Source_20_Text">&lt;/body&gt;</text:span></text:p>
      <text:p text:style-name="P3"><text:span text:style-name="Source_20_Text">&lt;/html&gt;</text:span></text:p>
      <text:p text:style-name="Text_20_body"><text:span text:style-name="Strong_20_Emphasis">JavaScript (script.js):</text:span></text:p>
      <text:p text:style-name="P1"><text:span text:style-name="Source_20_Text">// এলিমেন্ট নির্বাচন</text:span></text:p>
      <text:p text:style-name="P2"><text:span text:style-name="Source_20_Text">let para = document.getElementById('para1');</text:span></text:p>
      <text:p text:style-name="P2"><text:span text:style-name="Source_20_Text">let button = document.getElementById('myButton');</text:span></text:p>
      <text:p text:style-name="P2"/>
      <text:p text:style-name="P2"><text:span text:style-name="Source_20_Text">// এলিমেন্টের কনটেন্ট পরিবর্তন</text:span></text:p>
      <text:p text:style-name="P2"><text:span text:style-name="Source_20_Text">para.textContent = 'Updated paragraph text.';</text:span></text:p>
      <text:p text:style-name="P2"/>
      <text:p text:style-name="P2"><text:span text:style-name="Source_20_Text">// ইভেন্ট হ্যান্ডলার অ্যাটাচ</text:span></text:p>
      <text:p text:style-name="P2"><text:span text:style-name="Source_20_Text">button.addEventListener('click', function() {</text:span></text:p>
      <text:p text:style-name="P2"><text:span text:style-name="Source_20_Text"><text:s text:c="4"/>para.textContent = 'Paragraph text changed on button click.';</text:span></text:p>
      <text:p text:style-name="P2"><text:span text:style-name="Source_20_Text">});</text:span></text:p>
      <text:p text:style-name="P2"/>
      <text:p text:style-name="P2"><text:span text:style-name="Source_20_Text">// নতুন এলিমেন্ট অ্যাড</text:span></text:p>
      <text:p text:style-name="P2"><text:span text:style-name="Source_20_Text">let newElement = document.createElement('p');</text:span></text:p>
      <text:p text:style-name="P2"><text:span text:style-name="Source_20_Text">newElement.textContent = 'New paragraph added.';</text:span></text:p>
      <text:p text:style-name="P3"><text:span text:style-name="Source_20_Text">document.getElementById('container').appendChild(newElement);</text:span></text:p>
      <text:h text:style-name="Heading_20_3" text:outline-level="3">সারাংশ</text:h>
      <text:p text:style-name="Text_20_body">JavaScript-এ DOM ম্যানিপুলেশন পেজের কনটেন্ট, স্ট্রাকচার, এবং স্টাইল পরিবর্তন করার ক্ষমতা প্রদান করে। এটি আপনাকে ডাইনামিক ইন্টারফেস তৈরি করতে এবং ব্যবহারকারীর ইন্টারঅ্যাকশনের উপর ভিত্তি করে পেজ আপডেট করতে সাহায্য করে।</text:p>
      <text:p text:style-name="P51"/>
      <text:p text:style-name="P51"/>
      <text:p text:style-name="P72"><text:span text:style-name="T8">ES6 (ECMAScript 2015)</text:span> এবং তার পরের সংস্করণগুলির নতুন ফিচারগুলি JavaScript-কে আরও শক্তিশালী ও ব্যবহারযোগ্য করে তুলেছে। এখানে কিছু গুরুত্বপূর্ণ ফিচার এবং তাদের উদাহরণ দেওয়া হলো:</text:p>
      <text:h text:style-name="Heading_20_3" text:outline-level="3">১. <text:span text:style-name="Source_20_Text">let</text:span> এবং <text:span text:style-name="Source_20_Text">const</text:span></text:h>
      <text:p text:style-name="Text_20_body"><text:span text:style-name="Strong_20_Emphasis"><text:span text:style-name="Source_20_Text">let</text:span></text:span><text:span text:style-name="Strong_20_Emphasis"> এবং </text:span><text:span text:style-name="Strong_20_Emphasis"><text:span text:style-name="Source_20_Text">const</text:span></text:span> নতুন ভেরিয়েবল ডিক্লেয়ার করার জন্য ব্যবহৃত হয় এবং এগুলি <text:span text:style-name="Source_20_Text">var</text:span> এর তুলনায় ব্লক স্কোপের সাথে যুক্ত।</text:p>
      <text:list text:style-name="L26">
        <text:list-item>
          <text:p text:style-name="P85"><text:span text:style-name="Strong_20_Emphasis"><text:span text:style-name="Source_20_Text">let</text:span></text:span><text:span text:style-name="Strong_20_Emphasis">:</text:span> একটি ভেরিয়েবল ব্লক স্কোপের মধ্যে ডিক্লেয়ার করে, যা <text:span text:style-name="Source_20_Text">var</text:span> এর তুলনায় আরো সঠিক।</text:p>
          <text:p text:style-name="P37"><text:span text:style-name="Source_20_Text">// let উদাহরণ</text:span></text:p>
          <text:p text:style-name="P35"><text:span text:style-name="Source_20_Text">function example() {</text:span></text:p>
          <text:p text:style-name="P35"><text:span text:style-name="Source_20_Text"><text:s text:c="2"/>if (true) {</text:span></text:p>
          <text:p text:style-name="P35"><text:span text:style-name="Source_20_Text"><text:s text:c="4"/>let x = 10;</text:span></text:p>
          <text:p text:style-name="P35"><text:span text:style-name="Source_20_Text"><text:s text:c="4"/>console.log(x); // আউটপুট: 10</text:span></text:p>
          <text:p text:style-name="P35"><text:span text:style-name="Source_20_Text"><text:s text:c="2"/>}</text:span></text:p>
          <text:p text:style-name="P35"><text:span text:style-name="Source_20_Text"><text:s text:c="2"/>console.log(x); // ReferenceError: x is not defined</text:span></text:p>
          <text:p text:style-name="P35"><text:span text:style-name="Source_20_Text">}</text:span></text:p>
          <text:p text:style-name="P36"><text:span text:style-name="Source_20_Text">example();</text:span></text:p>
        </text:list-item>
        <text:list-item>
          <text:p text:style-name="P85"><text:span text:style-name="Strong_20_Emphasis"><text:span text:style-name="Source_20_Text">const</text:span></text:span><text:span text:style-name="Strong_20_Emphasis">:</text:span> একটি কনস্ট্যান্ট ভেরিয়েবল ডিক্লেয়ার করে যার মান পরিবর্তন করা যায় না। এটি ব্লক স্কোপড।</text:p>
          <text:p text:style-name="P37"><text:span text:style-name="Source_20_Text">// const উদাহরণ</text:span></text:p>
          <text:p text:style-name="P35"><text:span text:style-name="Source_20_Text">const y = 20;</text:span></text:p>
          <text:p text:style-name="P35"><text:span text:style-name="Source_20_Text">console.log(y); // আউটপুট: 20</text:span></text:p>
          <text:p text:style-name="P35"><text:soft-page-break/></text:p>
          <text:p text:style-name="P36"><text:span text:style-name="Source_20_Text">y = 30; // TypeError: Assignment to constant variable.</text:span></text:p>
        </text:list-item>
      </text:list>
      <text:h text:style-name="Heading_20_3" text:outline-level="3">২. অ্যারো ফাংশন (Arrow Functions)</text:h>
      <text:p text:style-name="Text_20_body"><text:span text:style-name="Strong_20_Emphasis">অ্যারো ফাংশন</text:span> ES6 এ একটি নতুন সিনট্যাক্স যা ফাংশন ডিফাইন করার জন্য সহজ ও সংক্ষিপ্ত উপায় প্রদান করে। এগুলি সাধারণত আনোনিমাস ফাংশনের জন্য ব্যবহৃত হয়।</text:p>
      <text:list text:style-name="L27">
        <text:list-item>
          <text:p text:style-name="P86"><text:span text:style-name="Strong_20_Emphasis">সাধারণ ফাংশন:</text:span></text:p>
          <text:p text:style-name="P41"><text:span text:style-name="Source_20_Text">function add(a, b) {</text:span></text:p>
          <text:p text:style-name="P39"><text:span text:style-name="Source_20_Text"><text:s text:c="2"/>return a + b;</text:span></text:p>
          <text:p text:style-name="P40"><text:span text:style-name="Source_20_Text">}</text:span></text:p>
        </text:list-item>
        <text:list-item>
          <text:p text:style-name="P86"><text:span text:style-name="Strong_20_Emphasis">অ্যারো ফাংশন:</text:span></text:p>
          <text:p text:style-name="P42"><text:span text:style-name="Source_20_Text">const add = (a, b) =&gt; a + b;</text:span></text:p>
        </text:list-item>
      </text:list>
      <text:p text:style-name="Text_20_body"><text:span text:style-name="Strong_20_Emphasis">একই ভাবে, যদি একটি আর্গুমেন্ট থাকে, প্যারেন্থেসিস ব্যবহার করার দরকার নেই:</text:span></text:p>
      <text:p text:style-name="P19"><text:span text:style-name="Source_20_Text">const square = x =&gt; x * x;</text:span></text:p>
      <text:p text:style-name="Text_20_body"><text:span text:style-name="Strong_20_Emphasis">ব্লক স্টেটমেন্ট সহ অ্যারো ফাংশন:</text:span></text:p>
      <text:p text:style-name="P1"><text:span text:style-name="Source_20_Text">const multiply = (a, b) =&gt; {</text:span></text:p>
      <text:p text:style-name="P2"><text:span text:style-name="Source_20_Text"><text:s text:c="2"/>const result = a * b;</text:span></text:p>
      <text:p text:style-name="P2"><text:span text:style-name="Source_20_Text"><text:s text:c="2"/>return result;</text:span></text:p>
      <text:p text:style-name="P3"><text:span text:style-name="Source_20_Text">};</text:span></text:p>
      <text:h text:style-name="Heading_20_3" text:outline-level="3">৩. মডিউল (Modules)</text:h>
      <text:p text:style-name="Text_20_body"><text:span text:style-name="Strong_20_Emphasis">মডিউল</text:span> ES6 এ একটি নতুন ফিচার যা কোডের সংগঠন এবং পুনঃব্যবহারযোগ্যতা উন্নত করতে ব্যবহৃত হয়। মডিউলগুলি <text:span text:style-name="Source_20_Text">import</text:span> এবং <text:span text:style-name="Source_20_Text">export</text:span> কিওয়ার্ড ব্যবহার করে কোড ভাগ করতে সাহায্য করে।</text:p>
      <text:list text:style-name="L28">
        <text:list-item>
          <text:p text:style-name="P87"><text:span text:style-name="Strong_20_Emphasis">মডিউল এক্সপোর্ট করা:</text:span></text:p>
          <text:p text:style-name="P87"><text:span text:style-name="Strong_20_Emphasis"><text:span text:style-name="Source_20_Text">math.js</text:span></text:span></text:p>
          <text:p text:style-name="P46"><text:span text:style-name="Source_20_Text">// এক্সপোর্ট করা</text:span></text:p>
          <text:p text:style-name="P44"><text:span text:style-name="Source_20_Text">export const add = (a, b) =&gt; a + b;</text:span></text:p>
          <text:p text:style-name="P45"><text:span text:style-name="Source_20_Text">export const subtract = (a, b) =&gt; a - b;</text:span></text:p>
        </text:list-item>
        <text:list-item>
          <text:p text:style-name="P87"><text:span text:style-name="Strong_20_Emphasis">মডিউল ইমপোর্ট করা:</text:span></text:p>
          <text:p text:style-name="P87"><text:span text:style-name="Strong_20_Emphasis"><text:span text:style-name="Source_20_Text">main.js</text:span></text:span></text:p>
          <text:p text:style-name="P46"><text:span text:style-name="Source_20_Text">import { add, subtract } from './math.js';</text:span></text:p>
          <text:p text:style-name="P44"/>
          <text:p text:style-name="P44"><text:span text:style-name="Source_20_Text">console.log(add(5, 3)); // আউটপুট: 8</text:span></text:p>
          <text:p text:style-name="P45"><text:span text:style-name="Source_20_Text">console.log(subtract(5, 3)); // আউটপুট: 2</text:span></text:p>
        </text:list-item>
      </text:list>
      <text:p text:style-name="Text_20_body"><text:span text:style-name="Strong_20_Emphasis">ডিফল্ট এক্সপোর্ট:</text:span></text:p>
      <text:p text:style-name="Text_20_body"><text:span text:style-name="Strong_20_Emphasis"><text:span text:style-name="Source_20_Text">math.js</text:span></text:span></text:p>
      <text:p text:style-name="P1"><text:span text:style-name="Source_20_Text">const multiply = (a, b) =&gt; a * b;</text:span></text:p>
      <text:p text:style-name="P3"><text:span text:style-name="Source_20_Text">export default multiply;</text:span></text:p>
      <text:p text:style-name="Text_20_body"><text:span text:style-name="Strong_20_Emphasis"><text:span text:style-name="Source_20_Text">main.js</text:span></text:span></text:p>
      <text:p text:style-name="P1"><text:span text:style-name="Source_20_Text">import multiply from './math.js';</text:span></text:p>
      <text:p text:style-name="P2"/>
      <text:p text:style-name="P3"><text:span text:style-name="Source_20_Text">console.log(multiply(5, 3)); // আউটপুট: 15</text:span></text:p>
      <text:h text:style-name="Heading_20_3" text:outline-level="3"><text:soft-page-break/>৪. অন্যান্য নতুন ফিচার</text:h>
      <text:list text:style-name="L29">
        <text:list-item>
          <text:p text:style-name="P88"><text:span text:style-name="Strong_20_Emphasis">ডিফল্ট প্যারামিটারস:</text:span></text:p>
          <text:p text:style-name="P50"><text:span text:style-name="Source_20_Text">function greet(name = 'Guest') {</text:span></text:p>
          <text:p text:style-name="P48"><text:span text:style-name="Source_20_Text"><text:s text:c="2"/>console.log(`Hello, ${name}!`);</text:span></text:p>
          <text:p text:style-name="P48"><text:span text:style-name="Source_20_Text">}</text:span></text:p>
          <text:p text:style-name="P48"><text:span text:style-name="Source_20_Text">greet(); // আউটপুট: Hello, Guest!</text:span></text:p>
          <text:p text:style-name="P49"><text:span text:style-name="Source_20_Text">greet('Alice'); // আউটপুট: Hello, Alice!</text:span></text:p>
        </text:list-item>
        <text:list-item>
          <text:p text:style-name="P88"><text:span text:style-name="Strong_20_Emphasis">স্প্রেড অপারেটর (</text:span><text:span text:style-name="Strong_20_Emphasis"><text:span text:style-name="Source_20_Text">...</text:span></text:span><text:span text:style-name="Strong_20_Emphasis">):</text:span></text:p>
          <text:list>
            <text:list-item>
              <text:p text:style-name="P88"><text:span text:style-name="Strong_20_Emphasis">অ্যারেতে স্প্রেড অপারেটর:</text:span></text:p>
              <text:p text:style-name="P50"><text:span text:style-name="Source_20_Text">const arr1 = [1, 2, 3];</text:span></text:p>
              <text:p text:style-name="P48"><text:span text:style-name="Source_20_Text">const arr2 = [...arr1, 4, 5];</text:span></text:p>
              <text:p text:style-name="P49"><text:span text:style-name="Source_20_Text">console.log(arr2); // আউটপুট: [1, 2, 3, 4, 5]</text:span></text:p>
            </text:list-item>
            <text:list-item>
              <text:p text:style-name="P88"><text:span text:style-name="Strong_20_Emphasis">অবজেক্টে স্প্রেড অপারেটর:</text:span></text:p>
              <text:p text:style-name="P50"><text:span text:style-name="Source_20_Text">const obj1 = { a: 1, b: 2 };</text:span></text:p>
              <text:p text:style-name="P48"><text:span text:style-name="Source_20_Text">const obj2 = { ...obj1, c: 3 };</text:span></text:p>
              <text:p text:style-name="P49"><text:span text:style-name="Source_20_Text">console.log(obj2); // আউটপুট: { a: 1, b: 2, c: 3 }</text:span></text:p>
            </text:list-item>
          </text:list>
        </text:list-item>
        <text:list-item>
          <text:p text:style-name="P88"><text:span text:style-name="Strong_20_Emphasis">ডেস্ট্রাকচারিং:</text:span></text:p>
          <text:list>
            <text:list-item>
              <text:p text:style-name="P88"><text:span text:style-name="Strong_20_Emphasis">অ্যারেতে ডেস্ট্রাকচারিং:</text:span></text:p>
              <text:p text:style-name="P50"><text:span text:style-name="Source_20_Text">const [x, y] = [1, 2];</text:span></text:p>
              <text:p text:style-name="P48"><text:span text:style-name="Source_20_Text">console.log(x); // আউটপুট: 1</text:span></text:p>
              <text:p text:style-name="P49"><text:span text:style-name="Source_20_Text">console.log(y); // আউটপুট: 2</text:span></text:p>
            </text:list-item>
            <text:list-item>
              <text:p text:style-name="P88"><text:span text:style-name="Strong_20_Emphasis">অবজেক্টে ডেস্ট্রাকচারিং:</text:span></text:p>
              <text:p text:style-name="P50"><text:span text:style-name="Source_20_Text">const person = { name: 'John', age: 30 };</text:span></text:p>
              <text:p text:style-name="P48"><text:span text:style-name="Source_20_Text">const { name, age } = person;</text:span></text:p>
              <text:p text:style-name="P48"><text:span text:style-name="Source_20_Text">console.log(name); // আউটপুট: John</text:span></text:p>
              <text:p text:style-name="P49"><text:span text:style-name="Source_20_Text">console.log(age); // আউটপুট: 30</text:span></text:p>
            </text:list-item>
          </text:list>
        </text:list-item>
      </text:list>
      <text:h text:style-name="Heading_20_3" text:outline-level="3">সারাংশ</text:h>
      <text:list text:style-name="L30">
        <text:list-item>
          <text:p text:style-name="P90"><text:span text:style-name="Strong_20_Emphasis"><text:span text:style-name="Source_20_Text">let</text:span></text:span><text:span text:style-name="Strong_20_Emphasis"> এবং </text:span><text:span text:style-name="Strong_20_Emphasis"><text:span text:style-name="Source_20_Text">const</text:span></text:span><text:span text:style-name="Strong_20_Emphasis">:</text:span> ব্লক স্কোপ ভেরিয়েবল ডিক্লেয়ার করতে ব্যবহৃত হয়।</text:p>
        </text:list-item>
        <text:list-item>
          <text:p text:style-name="P90"><text:span text:style-name="Strong_20_Emphasis">অ্যারো ফাংশন:</text:span> সংক্ষিপ্ত সিনট্যাক্স ফাংশন ডিফাইন করার জন্য।</text:p>
        </text:list-item>
        <text:list-item>
          <text:p text:style-name="P90"><text:span text:style-name="Strong_20_Emphasis">মডিউল:</text:span> কোডকে ভাগ করে এবং পুনঃব্যবহারযোগ্য করে তোলা।</text:p>
        </text:list-item>
        <text:list-item>
          <text:p text:style-name="P89"><text:span text:style-name="Strong_20_Emphasis">অন্যান্য ফিচার:</text:span> ডিফল্ট প্যারামিটারস, স্প্রেড অপারেটর, এবং ডেস্ট্রাকচারিং।</text:p>
        </text:list-item>
      </text:list>
      <text:p text:style-name="Text_20_body">এই নতুন ফিচারগুলি JavaScript-কে আরো শক্তিশালী ও সহজবোধ্য করে তোলে, কোড লেখার সময় উন্নত সুবিধা প্রদান করে।</text:p>
      <text:p text:style-name="P51"/>
      <text:p text:style-name="P51"/>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2484in" fo:margin-bottom="0.19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01:43:09.930990105</meta:creation-date>
    <meta:generator>LibreOffice/24.2.5.2$Linux_X86_64 LibreOffice_project/420$Build-2</meta:generator>
    <dc:date>2024-09-12T03:12:15.013164789</dc:date>
    <meta:editing-duration>PT1H24M30S</meta:editing-duration>
    <meta:editing-cycles>21</meta:editing-cycles>
    <meta:document-statistic meta:table-count="0" meta:image-count="0" meta:object-count="0" meta:page-count="7" meta:paragraph-count="261" meta:word-count="1462" meta:character-count="7823" meta:non-whitespace-character-count="6648"/>
  </office:meta>
</office:document-meta>
</file>